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" svg:font-family="arial" style:font-family-generic="swiss"/>
    <style:font-face style:name="Courier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style:font-name="DejaVu Sans Mono" fo:font-size="10pt" fo:language="en" fo:country="US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Text_20_body">
      <style:paragraph-properties fo:margin-top="0cm" fo:margin-bottom="0.011cm" fo:text-align="justify" style:justify-single-word="false"/>
      <style:text-properties fo:language="en" fo:country="US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000000" style:font-name="Courier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bold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en" fo:country="US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Heading_20_1">
      <style:paragraph-properties fo:text-align="justify" style:justify-single-word="false"/>
      <style:text-properties fo:language="en" fo:country="US"/>
    </style:style>
    <style:style style:name="P14" style:family="paragraph" style:parent-style-name="Heading_20_3">
      <style:paragraph-properties fo:text-align="justify" style:justify-single-word="false"/>
      <style:text-properties fo:language="en" fo:country="US"/>
    </style:style>
    <style:style style:name="P15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16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6" style:family="text">
      <style:text-properties style:font-name="Courier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EP #81 : Extend test_run to export in a xUnit format</text:h>
      <text:p text:style-name="P1"/>
      <text:p text:style-name="P2"/>
      <text:p text:style-name="P2">Version: 1.0</text:p>
      <text:p text:style-name="P2">Author: Sylvestre Ledru</text:p>
      <text:p text:style-name="P2">Scilab-Version: 5.4.0</text:p>
      <text:p text:style-name="P2">Created: 11/07/2012</text:p>
      <text:p text:style-name="P1"/>
      <text:p text:style-name="P2"/>
      <text:h text:style-name="P14" text:outline-level="3">Abstract</text:h>
      <text:p text:style-name="P4"><text:span text:style-name="T3">This SEP details the introduction of a fourth argument for test_run.</text:span></text:p>
      <text:h text:style-name="P14" text:outline-level="3">Rationale</text:h>
      <text:p text:style-name="P12"><text:span text:style-name="T5">Continous integration systems are becoming more and more popular. Among the most famous software in this domain, Jenkins (formelly called Hudson) has now become the reference.</text:span></text:p>
      <text:p text:style-name="P12"><text:span text:style-name="T5">As part of the quality effort on Scilab, Scilab Enterprises has setup an instance of Jenkins available:</text:span></text:p>
      <text:p text:style-name="P12"><text:a xlink:type="simple" xlink:href="http://build.scilab.org/"><text:span text:style-name="T5">http://build.scilab.org/</text:span></text:a></text:p>
      <text:p text:style-name="P12"><text:span text:style-name="T5">In this context, it is important that the Scilab test suite could be integrated in Jenkins in order to let Jenkins managing new test failing, the amount of tests, etc.</text:span></text:p>
      <text:p text:style-name="P12"><text:span text:style-name="T5"/></text:p>
      <text:p text:style-name="P12"><text:span text:style-name="T5">This SEP proposes to introduce a fourth argument to the test_run function. This string argument, it would define the path to an XML file containing the result of the execution.</text:span></text:p>
      <text:p text:style-name="P12"><text:span text:style-name="T5">The selected format is called xUnit. Already normalized, it is used by Junit, PHPUnit, and many other. </text:span></text:p>
      <text:p text:style-name="P12"><text:span text:style-name="T5">This will allow a simple integration of Scilab results into third party applications.</text:span></text:p>
      <text:p text:style-name="P4"><text:span text:style-name="T4"/></text:p>
      <text:h text:style-name="P15" text:outline-level="3">Syntax</text:h>
      <text:p text:style-name="P7"><text:s text:c="6"/>status = test_run(module,test_name,options, XMLFile)</text:p>
      <text:h text:style-name="P16" text:outline-level="3"><text:span text:style-name="Teletype"><text:span text:style-name="T2">Example Usage</text:span></text:span></text:h>
      <text:p text:style-name="P7"><text:s text:c="6"/>status = test_run(“core”,[],[], TMPDIR+/”results-test-core.xml”)</text:p>
      <text:h text:style-name="P14" text:outline-level="3"><text:span text:style-name="Teletype"><text:span text:style-name="T2"/></text:span></text:h>
      <text:h text:style-name="P14" text:outline-level="3">Changelog</text:h>
      <text:p text:style-name="P4"><text:tab/><text:span text:style-name="T1">1.0 – Initial revision</text:span></text:p>
      <text:p text:style-name="P3"><text:soft-page-break/></text:p>
      <text:h text:style-name="P14" text:outline-level="3">Copyright</text:h>
      <text:p text:style-name="P2">This document has been placed under the license CeCILL-B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arial" svg:font-family="arial" style:font-family-generic="swiss"/>
    <style:font-face style:name="Courier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2-07-11T09:56:59</dc:date>
    <meta:editing-cycles>17</meta:editing-cycles>
    <meta:editing-duration>P1DT9H24M45S</meta:editing-duration>
    <meta:document-statistic meta:table-count="0" meta:image-count="0" meta:object-count="0" meta:page-count="2" meta:paragraph-count="23" meta:word-count="193" meta:character-count="1294" meta:non-whitespace-character-count="1107"/>
    <meta:user-defined meta:name="Info 1"/>
    <meta:user-defined meta:name="Info 2"/>
    <meta:user-defined meta:name="Info 3"/>
    <meta:user-defined meta:name="Info 4"/>
  </office:meta>
</office:document-meta>
</file>